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Mia">
      <style:text-properties fo:language="en" fo:country="GB"/>
    </style:style>
    <style:style style:name="P2" style:family="paragraph" style:parent-style-name="CabeceraMia">
      <style:paragraph-properties>
        <style:tab-stops>
          <style:tab-stop style:position="0.7102in"/>
          <style:tab-stop style:position="10in" style:type="right"/>
        </style:tab-stops>
      </style:paragraph-properties>
      <style:text-properties fo:language="en" fo:country="GB" officeooo:paragraph-rsid="00882af8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Titulo1">
      <style:paragraph-properties fo:break-before="page"/>
      <style:text-properties officeooo:rsid="00e67129" officeooo:paragraph-rsid="00e67129"/>
    </style:style>
    <style:style style:name="P5" style:family="paragraph" style:parent-style-name="Titulo1">
      <style:paragraph-properties fo:break-before="page"/>
      <style:text-properties officeooo:rsid="00e67129" officeooo:paragraph-rsid="00e68a8b"/>
    </style:style>
    <style:style style:name="P6" style:family="paragraph" style:parent-style-name="Titulo1">
      <style:paragraph-properties fo:break-before="page"/>
      <style:text-properties officeooo:rsid="00ea94ce" officeooo:paragraph-rsid="00ea94ce"/>
    </style:style>
    <style:style style:name="P7" style:family="paragraph" style:parent-style-name="Titulo1">
      <style:paragraph-properties fo:break-before="page"/>
      <style:text-properties fo:language="en" fo:country="US" officeooo:rsid="00ed94d7" officeooo:paragraph-rsid="00ed94d7"/>
    </style:style>
    <style:style style:name="P8" style:family="paragraph" style:parent-style-name="Titulo1">
      <style:paragraph-properties fo:break-before="page"/>
      <style:text-properties officeooo:paragraph-rsid="00ee27db"/>
    </style:style>
    <style:style style:name="P9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officeooo:rsid="00e52bc9" officeooo:paragraph-rsid="00e52bc9" style:font-size-asian="80pt" style:font-weight-asian="bold" style:font-size-complex="80pt" style:font-weight-complex="bold"/>
    </style:style>
    <style:style style:name="P10" style:family="paragraph" style:parent-style-name="Enumearación" style:master-page-name="Standard">
      <style:paragraph-properties fo:text-align="center" style:justify-single-word="false" style:page-number="auto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11" style:family="paragraph" style:parent-style-name="Titulo2">
      <style:text-properties officeooo:paragraph-rsid="00e68a8b"/>
    </style:style>
    <style:style style:name="P12" style:family="paragraph" style:parent-style-name="Titulo2">
      <style:text-properties officeooo:rsid="00e68a8b" officeooo:paragraph-rsid="00e68a8b"/>
    </style:style>
    <style:style style:name="P13" style:family="paragraph" style:parent-style-name="Titulo2">
      <style:text-properties officeooo:paragraph-rsid="00ea94ce"/>
    </style:style>
    <style:style style:name="P14" style:family="paragraph" style:parent-style-name="Titulo2">
      <style:text-properties officeooo:paragraph-rsid="00ed94d7"/>
    </style:style>
    <style:style style:name="P15" style:family="paragraph" style:parent-style-name="Resaltado">
      <style:text-properties officeooo:rsid="00e50a40" officeooo:paragraph-rsid="00e68a8b"/>
    </style:style>
    <style:style style:name="P16" style:family="paragraph" style:parent-style-name="Resaltado">
      <style:text-properties officeooo:rsid="00ea94ce" officeooo:paragraph-rsid="00ea94ce"/>
    </style:style>
    <style:style style:name="P17" style:family="paragraph" style:parent-style-name="Resaltado">
      <style:text-properties fo:language="en" fo:country="US" officeooo:rsid="00ed94d7" officeooo:paragraph-rsid="00ed94d7"/>
    </style:style>
    <style:style style:name="P18" style:family="paragraph" style:parent-style-name="Resaltado">
      <style:text-properties fo:language="en" fo:country="US" officeooo:rsid="00ee27db" officeooo:paragraph-rsid="00ee27db"/>
    </style:style>
    <style:style style:name="P19" style:family="paragraph" style:parent-style-name="Resaltado">
      <style:text-properties officeooo:rsid="00ed94d7" officeooo:paragraph-rsid="00ed94d7"/>
    </style:style>
    <style:style style:name="P20" style:family="paragraph" style:parent-style-name="Código">
      <style:text-properties officeooo:rsid="00e50a40" officeooo:paragraph-rsid="00e68a8b"/>
    </style:style>
    <style:style style:name="P21" style:family="paragraph" style:parent-style-name="Código">
      <style:text-properties officeooo:rsid="00e50a40" officeooo:paragraph-rsid="00ee27db"/>
    </style:style>
    <style:style style:name="P22" style:family="paragraph" style:parent-style-name="Código" style:list-style-name="L1">
      <style:text-properties officeooo:rsid="00e50a40" officeooo:paragraph-rsid="00ee27db"/>
    </style:style>
    <style:style style:name="P23" style:family="paragraph" style:parent-style-name="List_20_Indent" style:list-style-name="L1">
      <style:text-properties officeooo:paragraph-rsid="00ee27db"/>
    </style:style>
    <style:style style:name="P24" style:family="paragraph" style:parent-style-name="List_20_Indent" style:list-style-name="L1">
      <style:text-properties officeooo:rsid="00e68a8b" officeooo:paragraph-rsid="00e68a8b"/>
    </style:style>
    <style:style style:name="P25" style:family="paragraph" style:parent-style-name="List_20_Indent" style:list-style-name="L1">
      <style:text-properties officeooo:rsid="00e68a8b" officeooo:paragraph-rsid="00ee27db"/>
    </style:style>
    <style:style style:name="P26" style:family="paragraph" style:parent-style-name="List_20_Indent">
      <style:text-properties officeooo:rsid="00e68a8b" officeooo:paragraph-rsid="00e68a8b"/>
    </style:style>
    <style:style style:name="P27" style:family="paragraph" style:parent-style-name="List_20_Indent" style:list-style-name="L1">
      <style:text-properties officeooo:rsid="00e7d2b1" officeooo:paragraph-rsid="00e7d2b1"/>
    </style:style>
    <style:style style:name="P28" style:family="paragraph" style:parent-style-name="List_20_Indent">
      <style:text-properties officeooo:rsid="00e7d2b1" officeooo:paragraph-rsid="00e68a8b"/>
    </style:style>
    <style:style style:name="P29" style:family="paragraph" style:parent-style-name="List_20_Indent" style:list-style-name="L1">
      <style:text-properties fo:language="en" fo:country="US" officeooo:rsid="00ee27db" officeooo:paragraph-rsid="00ee27db"/>
    </style:style>
    <style:style style:name="P30" style:family="paragraph" style:parent-style-name="List_20_Indent">
      <style:text-properties fo:language="en" fo:country="US" officeooo:rsid="00ee27db" officeooo:paragraph-rsid="00ee27db"/>
    </style:style>
    <style:style style:name="P31" style:family="paragraph" style:parent-style-name="List_20_Indent" style:list-style-name="L1">
      <style:text-properties fo:language="en" fo:country="US" officeooo:rsid="00ee52a8" officeooo:paragraph-rsid="00ee52a8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officeooo:rsid="009b0262"/>
    </style:style>
    <style:style style:name="T3" style:family="text">
      <style:text-properties fo:language="en" fo:country="GB"/>
    </style:style>
    <style:style style:name="T4" style:family="text">
      <style:text-properties officeooo:rsid="00e67129"/>
    </style:style>
    <style:style style:name="T5" style:family="text">
      <style:text-properties officeooo:rsid="00e8b616"/>
    </style:style>
    <style:style style:name="T6" style:family="text">
      <style:text-properties officeooo:rsid="00ea94ce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ee27db"/>
    </style:style>
    <style:style style:name="T9" style:family="text">
      <style:text-properties fo:language="en" fo:country="US" officeooo:rsid="00ed94d7"/>
    </style:style>
    <style:style style:name="T10" style:family="text">
      <style:text-properties fo:language="en" fo:country="US" officeooo:rsid="00efe021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08in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35in" fo:text-indent="-0.25in" fo:margin-left="0.65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35in" fo:text-indent="-0.25in" fo:margin-left="0.90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35in" fo:text-indent="-0.25in" fo:margin-left="1.15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35in" fo:text-indent="-0.25in" fo:margin-left="1.40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35in" fo:text-indent="-0.25in" fo:margin-left="1.65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35in" fo:text-indent="-0.25in" fo:margin-left="1.90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35in" fo:text-indent="-0.25in" fo:margin-left="2.15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35in" fo:text-indent="-0.25in" fo:margin-left="2.40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35in" fo:text-indent="-0.25in" fo:margin-left="2.65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35in" fo:text-indent="-0.25in" fo:margin-left="2.903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9">Handling Logs</text:p>
      <text:h text:style-name="P4" text:outline-level="1">Logs</text:h>
      <text:p text:style-name="P12">What is handling logs</text:p>
      <text:list xml:id="list2255813932" text:style-name="L1">
        <text:list-item>
          <text:p text:style-name="P24">Libgdx provides us with a simple logging facilities that gives us granular control.</text:p>
          <text:p text:style-name="P24"/>
        </text:list-item>
        <text:list-item>
          <text:p text:style-name="P31">Get rid of the println messages, don’t be a looser.</text:p>
        </text:list-item>
      </text:list>
      <text:p text:style-name="P26"/>
      <text:p text:style-name="P28"/>
      <text:list xml:id="list124226629670139" text:continue-numbering="true" text:style-name="L1">
        <text:list-item>
          <text:p text:style-name="P27">A message can be a normal info message,an error message with an optional exception or a debug message.</text:p>
        </text:list-item>
      </text:list>
      <text:p text:style-name="P26"/>
      <text:p text:style-name="P26"/>
      <text:p text:style-name="P26"/>
      <text:p text:style-name="P26"/>
      <text:h text:style-name="P5" text:outline-level="1">Logs</text:h>
      <text:p text:style-name="P11"><text:span text:style-name="T4">Types of logs</text:span></text:p>
      <text:list xml:id="list2806228812" text:style-name="WW8Num2">
        <text:list-item>
          <text:p text:style-name="P15">Gdx.app.log</text:p>
        </text:list-item>
        <text:list-item>
          <text:p text:style-name="P15">Gdx.app.error</text:p>
        </text:list-item>
        <text:list-item>
          <text:p text:style-name="P15">Gdx.app.debug</text:p>
        </text:list-item>
      </text:list>
      <text:p text:style-name="P20">Gdx.app.log("MyTag", "<text:span text:style-name="T5">M</text:span>y informative message");</text:p>
      <text:p text:style-name="P20">Gdx.app.error("MyTag", "<text:span text:style-name="T5">M</text:span>y error message", exception);</text:p>
      <text:p text:style-name="P20">Gdx.app.debug("MyTag", "<text:span text:style-name="T5">M</text:span>y debug message");</text:p>
      <text:h text:style-name="P6" text:outline-level="1">Where are the messages logged</text:h>
      <text:p text:style-name="P13"><text:span text:style-name="T6">Depending of the platform</text:span></text:p>
      <text:list xml:id="list124227090956718" text:continue-numbering="true" text:style-name="WW8Num2">
        <text:list-item>
          <text:p text:style-name="P16">In desktop the messages are logged to the console</text:p>
        </text:list-item>
        <text:list-item>
          <text:p text:style-name="P16">In LogCat(Android)or a GWT<text:span text:style-name="T10">(google web toolkit)</text:span> <text:span text:style-name="T7">TextArea provided in the GwtApplicationConfiguration or <text:s/>created automatically in html5</text:span></text:p>
        </text:list-item>
      </text:list>
      <text:h text:style-name="P7" text:outline-level="1">Limit the logging</text:h>
      <text:p text:style-name="P14"><text:span text:style-name="T9">Different levels of limiting it </text:span></text:p>
      <text:list xml:id="list124228164295335" text:continue-numbering="true" text:style-name="WW8Num2">
        <text:list-item>
          <text:p text:style-name="P17">Lowest Level <text:s/>LOG_DEBUG</text:p>
        </text:list-item>
        <text:list-item>
          <text:p text:style-name="P17">Default Level <text:s/>LOG_INFO</text:p>
        </text:list-item>
        <text:list-item>
          <text:p text:style-name="P19"><text:span text:style-name="T7">Highest Level LOG_ERROR</text:span></text:p>
        </text:list-item>
      </text:list>
      <text:p text:style-name="P21">Gdx.app.setLogLevel(<text:span text:style-name="T8">LOG_DEBUG</text:span>);</text:p>
      <text:list xml:id="list124227445101929" text:continue-list="list124226629670139" text:style-name="L1">
        <text:list-header>
          <text:p text:style-name="P25"/>
        </text:list-header>
        <text:list-item>
          <text:p text:style-name="P29">By limiting the logging to log debug we will show the logs of debug, error and info.</text:p>
        </text:list-item>
        <text:list-item>
          <text:p text:style-name="P22">Gdx.app.setLogLevel(<text:span text:style-name="T8">LOG_INFO</text:span>);</text:p>
          <text:p text:style-name="P25"/>
        </text:list-item>
        <text:list-item>
          <text:p text:style-name="P23"><text:span text:style-name="T8">By limiting the logging to log debug we will show the logs of error and info.</text:span></text:p>
        </text:list-item>
      </text:list>
      <text:p text:style-name="P30"/>
      <text:p text:style-name="P21">Gdx.app.setLogLevel(<text:span text:style-name="T8">LOG_ERROR</text:span>);</text:p>
      <text:list xml:id="list124226535188144" text:continue-numbering="true" text:style-name="L1">
        <text:list-header>
          <text:p text:style-name="P25"/>
        </text:list-header>
        <text:list-item>
          <text:p text:style-name="P29">By limiting the logging to log debug we will show the logs of only error.</text:p>
        </text:list-item>
      </text:list>
      <text:p text:style-name="P30"/>
      <text:h text:style-name="P8" text:outline-level="1"><text:span text:style-name="T8">Hide log messages</text:span></text:h>
      <text:list xml:id="list124227784643491" text:continue-list="list124228164295335" text:style-name="WW8Num2">
        <text:list-item>
          <text:p text:style-name="P18">In order to hide all log messages just type: Gdx.app.setLogLevel(LOG_NONE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0402in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Fin_20_de_20_línea_20_2" draw:display-name="Fin de línea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in" fo:margin-right="0in" fo:margin-top="0in" fo:margin-bottom="0.1965in" loext:contextual-spacing="false" fo:text-align="start" style:justify-single-word="false" fo:text-indent="0in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in" fo:margin-bottom="0.1181in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0783in" fo:margin-right="0in" fo:margin-top="0in" fo:margin-bottom="0.1575in" loext:contextual-spacing="false" fo:text-indent="0in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Resaltado" style:family="paragraph" style:parent-style-name="Enumearación" style:list-style-name="WW8Num2">
      <loext:graphic-properties draw:fill="solid" draw:fill-color="#402000" draw:fill-image-width="0in" draw:fill-image-height="0in"/>
      <style:paragraph-properties fo:background-color="#402000" fo:padding="0.0193in" fo:border="0.06pt solid #402000" style:shadow="#a85300 0.0398in 0.0398in" style:writing-mode="lr-tb"/>
      <style:text-properties fo:color="#fffdf3" fo:background-color="transparent"/>
    </style:style>
    <style:style style:name="CabeceraMi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fff8dc"/>
      <style:paragraph-properties fo:margin-top="0.0398in" fo:margin-bottom="0.0398in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/>
      <style:paragraph-properties fo:margin-left="0.3937in" fo:margin-right="0in" fo:text-indent="0in" style:auto-text-indent="false" style:page-number="auto" fo:background-color="#fffdf3" fo:padding="0.0591in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style:page-number="auto" fo:background-color="#000000" fo:padding="0.0591in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0.3937in" fo:margin-right="0in" fo:text-indent="0in" style:auto-text-indent="false" fo:background-color="#ffcc99" fo:padding="0.0193in" fo:border="0.06pt solid #000000" style:shadow="#dcdcdc 0.0398in 0.0398in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bold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1181in" fo:margin-right="0.1181in" fo:text-indent="0in" style:auto-text-indent="false" style:writing-mode="page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1.1811in" fo:margin-right="1.1811in" fo:margin-top="0.0398in" fo:margin-bottom="0.0398in" loext:contextual-spacing="false" fo:text-indent="0in" style:auto-text-indent="false" fo:padding="0.1965in" fo:border="0.06pt solid #a85300" style:writing-mode="page"/>
      <style:text-properties fo:font-size="16pt" fo:font-weight="normal" style:font-weight-asian="normal" style:font-weight-complex="normal"/>
    </style:style>
    <style:style style:name="Enumeración_20_Tabla" style:display-name="Enumeración Tabla" style:family="paragraph" style:parent-style-name="Enumearación">
      <style:paragraph-properties fo:margin-left="0.0783in" fo:margin-right="0in" fo:margin-top="0.0783in" fo:margin-bottom="0.0783in" loext:contextual-spacing="false" fo:text-align="start" style:justify-single-word="false" fo:text-indent="0in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First_20_line_20_indent" style:display-name="First line indent" style:family="paragraph" style:parent-style-name="Text_20_body" style:class="text"/>
    <style:style style:name="List_20_1" style:display-name="List 1" style:family="paragraph" style:parent-style-name="List" style:class="list"/>
    <style:style style:name="Hanging_20_indent" style:display-name="Hanging indent" style:family="paragraph" style:parent-style-name="Text_20_body" style:class="text"/>
    <style:style style:name="List_20_Indent" style:display-name="List Indent" style:family="paragraph" style:parent-style-name="Text_20_body" style:class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 loext:shadow="non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1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492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Mia">
      <style:paragraph-properties>
        <style:tab-stops>
          <style:tab-stop style:position="0.7102in"/>
          <style:tab-stop style:position="10in" style:type="right"/>
        </style:tab-stops>
      </style:paragraph-properties>
      <style:text-properties fo:language="en" fo:country="GB" officeooo:paragraph-rsid="00882af8"/>
    </style:style>
    <style:style style:name="MP2" style:family="paragraph" style:parent-style-name="CabeceraMi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officeooo:rsid="009b0262"/>
    </style:style>
    <style:style style:name="MT3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08in" fo:border="none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fo:background-color="#402000" style:dynamic-spacing="true" draw:fill="solid" draw:fill-color="#402000" draw:opacity="100%" draw:opacity-name="Transparency_20_1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236in" svg:y="-0.011in" svg:width="0.5311in" svg:height="0.5902in" draw:z-index="11"><draw:image xlink:href="Pictures/10000201000000440000004C14C3A48DBEC8A417.png" xlink:type="simple" xlink:show="embed" xlink:actuate="onLoad" loext:mime-type="image/png"/></draw:frame><text:span text:style-name="MT1"><text:tab/></text:span>IES Doctor Balmis<text:tab/><text:span text:style-name="MT2">PDDM 2º Game Developing 2018-19</text:span><text:line-break/><text:tab/>CFS: Diseño de Aplicaciones Multiplataforma</text:p>
        <text:p text:style-name="MP2"/>
      </style:header>
      <style:footer>
        <text:p text:style-name="MP3"><draw:frame draw:style-name="Mfr2" draw:name="Marco18" text:anchor-type="char" svg:y="0.0008in" svg:width="0.1654in" svg:height="0.1898in" draw:z-index="5"><draw:text-box><text:p text:style-name="Footer"><text:span text:style-name="Page_20_Number"><text:span text:style-name="MT3"><text:page-number text:select-page="current">6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88</meta:editing-cycles>
    <meta:editing-duration>PT6H17M38S</meta:editing-duration>
    <meta:generator>LibreOffice/5.4.2.2$Windows_X86_64 LibreOffice_project/22b09f6418e8c2d508a9eaf86b2399209b0990f4</meta:generator>
    <dc:date>2017-12-17T12:42:25.889000000</dc:date>
    <meta:document-statistic meta:table-count="0" meta:image-count="1" meta:object-count="0" meta:page-count="6" meta:paragraph-count="37" meta:word-count="217" meta:character-count="1361" meta:non-whitespace-character-count="1191"/>
  </office:meta>
</office:document-meta>
</file>